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2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25.54mm"/>
    </style:style>
    <style:style style:name="co4" style:family="table-column">
      <style:table-column-properties fo:break-before="auto" style:column-width="53.39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5.34mm"/>
    </style:style>
    <style:style style:name="co7" style:family="table-column">
      <style:table-column-properties fo:break-before="auto" style:column-width="9.63mm"/>
    </style:style>
    <style:style style:name="co8" style:family="table-column">
      <style:table-column-properties fo:break-before="auto" style:column-width="13.3mm"/>
    </style:style>
    <style:style style:name="co9" style:family="table-column">
      <style:table-column-properties fo:break-before="auto" style:column-width="10.55mm"/>
    </style:style>
    <style:style style:name="co10" style:family="table-column">
      <style:table-column-properties fo:break-before="auto" style:column-width="15.45mm"/>
    </style:style>
    <style:style style:name="co11" style:family="table-column">
      <style:table-column-properties fo:break-before="auto" style:column-width="19.42mm"/>
    </style:style>
    <style:style style:name="co12" style:family="table-column">
      <style:table-column-properties fo:break-before="auto" style:column-width="12.38mm"/>
    </style:style>
    <style:style style:name="co13" style:family="table-column">
      <style:table-column-properties fo:break-before="auto" style:column-width="15.13mm"/>
    </style:style>
    <style:style style:name="co14" style:family="table-column">
      <style:table-column-properties fo:break-before="auto" style:column-width="16.99mm"/>
    </style:style>
    <style:style style:name="co15" style:family="table-column">
      <style:table-column-properties fo:break-before="auto" style:column-width="18.82mm"/>
    </style:style>
    <style:style style:name="co16" style:family="table-column">
      <style:table-column-properties fo:break-before="auto" style:column-width="13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ime-style style:name="N10040" number:language="es" number:country="P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20_2_20_2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Normal_20_2_20_2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Normal_20_2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40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Normal_20_9">
      <style:table-cell-properties fo:border-bottom="1.76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f497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_5f_biscocho_20_Chocoton_20_2_20_2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Normal_5f_biscocho_20_Chocoton_20_2_20_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Normal_5f_biscocho_20_Chocoton_20_2_20_2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Normal_20_9">
      <style:table-cell-properties fo:border-bottom="1.76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Normal_5f_biscocho_20_Chocoton_20_2_20_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7"/>
        <table:table-column table:style-name="co6" table:default-cell-style-name="ce8"/>
        <table:table-column table:style-name="co7" table:default-cell-style-name="ce10"/>
        <table:table-column table:style-name="co7" table:number-columns-repeated="2" table:default-cell-style-name="ce11"/>
        <table:table-column table:style-name="co7" table:default-cell-style-name="ce12"/>
        <table:table-column table:style-name="co7" table:number-columns-repeated="6" table:default-cell-style-name="ce11"/>
        <table:table-column table:style-name="co7" table:default-cell-style-name="ce12"/>
        <table:table-column table:style-name="co7" table:number-columns-repeated="3" table:default-cell-style-name="ce14"/>
        <table:table-column table:style-name="co7" table:default-cell-style-name="ce11"/>
        <table:table-column table:style-name="co7" table:default-cell-style-name="ce12"/>
        <table:table-column table:style-name="co7" table:number-columns-repeated="3" table:default-cell-style-name="ce11"/>
        <table:table-column table:style-name="co7" table:number-columns-repeated="12" table:default-cell-style-name="ce14"/>
        <table:table-column table:style-name="co1" table:default-cell-style-name="ce15"/>
        <table:table-column table:style-name="co8" table:default-cell-style-name="ce17"/>
        <table:table-column table:style-name="co9" table:default-cell-style-name="ce19"/>
        <table:table-column table:style-name="co10" table:default-cell-style-name="ce19"/>
        <table:table-column table:style-name="co11" table:default-cell-style-name="ce22"/>
        <table:table-column table:style-name="co12" table:default-cell-style-name="ce19"/>
        <table:table-column table:style-name="co13" table:default-cell-style-name="ce19"/>
        <table:table-column table:style-name="co14" table:default-cell-style-name="ce25"/>
        <table:table-column table:style-name="co15" table:default-cell-style-name="ce25"/>
        <table:table-column table:style-name="co14" table:default-cell-style-name="ce27"/>
        <table:table-column table:style-name="co12" table:default-cell-style-name="ce28"/>
        <table:table-column table:style-name="co16" table:default-cell-style-name="ce28"/>
        <table:table-column table:style-name="co17" table:default-cell-style-name="ce29"/>
        <table:table-row table:style-name="ro1">
          <table:table-cell office:value-type="string" calcext:value-type="string">
            <text:p>orden_id</text:p>
          </table:table-cell>
          <table:table-cell table:style-name="ce1" office:value-type="string" calcext:value-type="string">
            <text:p>canal</text:p>
          </table:table-cell>
          <table:table-cell table:style-name="ce3" office:value-type="string" calcext:value-type="string">
            <text:p>programa_id</text:p>
          </table:table-cell>
          <table:table-cell table:style-name="ce4" office:value-type="string" calcext:value-type="string">
            <text:p>descrip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h</text:p>
          </table:table-cell>
          <table:table-cell table:style-name="ce9" office:value-type="string" calcext:value-type="string">
            <text:p>d01</text:p>
          </table:table-cell>
          <table:table-cell table:style-name="ce9" office:value-type="string" calcext:value-type="string">
            <text:p>d02</text:p>
          </table:table-cell>
          <table:table-cell table:style-name="ce9" office:value-type="string" calcext:value-type="string">
            <text:p>d03</text:p>
          </table:table-cell>
          <table:table-cell table:style-name="ce9" office:value-type="string" calcext:value-type="string">
            <text:p>d04</text:p>
          </table:table-cell>
          <table:table-cell table:style-name="ce9" office:value-type="string" calcext:value-type="string">
            <text:p>d05</text:p>
          </table:table-cell>
          <table:table-cell table:style-name="ce9" office:value-type="string" calcext:value-type="string">
            <text:p>d06</text:p>
          </table:table-cell>
          <table:table-cell table:style-name="ce13" office:value-type="string" calcext:value-type="string">
            <text:p>d07</text:p>
          </table:table-cell>
          <table:table-cell table:style-name="ce9" office:value-type="string" calcext:value-type="string">
            <text:p>d08</text:p>
          </table:table-cell>
          <table:table-cell table:style-name="ce9" office:value-type="string" calcext:value-type="string">
            <text:p>d09</text:p>
          </table:table-cell>
          <table:table-cell table:style-name="ce9" office:value-type="string" calcext:value-type="string">
            <text:p>d10</text:p>
          </table:table-cell>
          <table:table-cell table:style-name="ce9" office:value-type="string" calcext:value-type="string">
            <text:p>d11</text:p>
          </table:table-cell>
          <table:table-cell table:style-name="ce9" office:value-type="string" calcext:value-type="string">
            <text:p>d12</text:p>
          </table:table-cell>
          <table:table-cell table:style-name="ce9" office:value-type="string" calcext:value-type="string">
            <text:p>d13</text:p>
          </table:table-cell>
          <table:table-cell table:style-name="ce13" office:value-type="string" calcext:value-type="string">
            <text:p>d14</text:p>
          </table:table-cell>
          <table:table-cell table:style-name="ce9" office:value-type="string" calcext:value-type="string">
            <text:p>d15</text:p>
          </table:table-cell>
          <table:table-cell table:style-name="ce9" office:value-type="string" calcext:value-type="string">
            <text:p>d16</text:p>
          </table:table-cell>
          <table:table-cell table:style-name="ce9" office:value-type="string" calcext:value-type="string">
            <text:p>d17</text:p>
          </table:table-cell>
          <table:table-cell table:style-name="ce9" office:value-type="string" calcext:value-type="string">
            <text:p>d18</text:p>
          </table:table-cell>
          <table:table-cell table:style-name="ce9" office:value-type="string" calcext:value-type="string">
            <text:p>d19</text:p>
          </table:table-cell>
          <table:table-cell table:style-name="ce9" office:value-type="string" calcext:value-type="string">
            <text:p>d20</text:p>
          </table:table-cell>
          <table:table-cell table:style-name="ce13" office:value-type="string" calcext:value-type="string">
            <text:p>d21</text:p>
          </table:table-cell>
          <table:table-cell table:style-name="ce9" office:value-type="string" calcext:value-type="string">
            <text:p>d22</text:p>
          </table:table-cell>
          <table:table-cell table:style-name="ce9" office:value-type="string" calcext:value-type="string">
            <text:p>d23</text:p>
          </table:table-cell>
          <table:table-cell table:style-name="ce9" office:value-type="string" calcext:value-type="string">
            <text:p>d24</text:p>
          </table:table-cell>
          <table:table-cell table:style-name="ce9" office:value-type="string" calcext:value-type="string">
            <text:p>d25</text:p>
          </table:table-cell>
          <table:table-cell table:style-name="ce9" office:value-type="string" calcext:value-type="string">
            <text:p>d26</text:p>
          </table:table-cell>
          <table:table-cell table:style-name="ce9" office:value-type="string" calcext:value-type="string">
            <text:p>d27</text:p>
          </table:table-cell>
          <table:table-cell table:style-name="ce9" office:value-type="string" calcext:value-type="string">
            <text:p>d28</text:p>
          </table:table-cell>
          <table:table-cell table:style-name="ce9" office:value-type="string" calcext:value-type="string">
            <text:p>d29</text:p>
          </table:table-cell>
          <table:table-cell table:style-name="ce9" office:value-type="string" calcext:value-type="string">
            <text:p>d30</text:p>
          </table:table-cell>
          <table:table-cell table:style-name="ce9" office:value-type="string" calcext:value-type="string">
            <text:p>d31</text:p>
          </table:table-cell>
          <table:table-cell table:style-name="ce1" office:value-type="string" calcext:value-type="string">
            <text:p>cantidad</text:p>
          </table:table-cell>
          <table:table-cell table:style-name="ce16" office:value-type="string" calcext:value-type="string">
            <text:p>rating</text:p>
          </table:table-cell>
          <table:table-cell table:style-name="ce18" office:value-type="string" calcext:value-type="string">
            <text:p>tpp</text:p>
          </table:table-cell>
          <table:table-cell table:style-name="ce20" office:value-type="string" calcext:value-type="string">
            <text:p>rating2</text:p>
          </table:table-cell>
          <table:table-cell table:style-name="ce21" office:value-type="string" calcext:value-type="string">
            <text:p>impactos</text:p>
          </table:table-cell>
          <table:table-cell table:style-name="ce23" office:value-type="string" calcext:value-type="string">
            <text:p>miles</text:p>
          </table:table-cell>
          <table:table-cell table:style-name="ce24" office:value-type="string" calcext:value-type="string">
            <text:p>impactos2</text:p>
          </table:table-cell>
          <table:table-cell table:style-name="ce1" office:value-type="string" calcext:value-type="string">
            <text:p>price</text:p>
          </table:table-cell>
          <table:table-cell table:style-name="ce20" office:value-type="string" calcext:value-type="string">
            <text:p>total</text:p>
          </table:table-cell>
          <table:table-cell table:style-name="ce26" office:value-type="string" calcext:value-type="string">
            <text:p>cpp</text:p>
          </table:table-cell>
          <table:table-cell table:style-name="ce26" office:value-type="string" calcext:value-type="string">
            <text:p>cpm</text:p>
          </table:table-cell>
          <table:table-cell table:style-name="ce18" office:value-type="string" calcext:value-type="string">
            <text:p>cpm2</text:p>
          </table:table-cell>
          <table:table-cell table:style-name="ce21"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EPORTE SEMANAL-D-MA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3.39" calcext:value-type="float">
            <text:p>3.4 </text:p>
          </table:table-cell>
          <table:table-cell office:value-type="float" office:value="10.17" calcext:value-type="float">
            <text:p>10.2 </text:p>
          </table:table-cell>
          <table:table-cell office:value-type="float" office:value="129.52" calcext:value-type="float">
            <text:p>129.5 </text:p>
          </table:table-cell>
          <table:table-cell office:value-type="float" office:value="388.56" calcext:value-type="float">
            <text:p>388.6 </text:p>
          </table:table-cell>
          <table:table-cell office:value-type="float" office:value="313.41" calcext:value-type="float">
            <text:p>313.4 </text:p>
          </table:table-cell>
          <table:table-cell office:value-type="float" office:value="940.23" calcext:value-type="float">
            <text:p>940.2 </text:p>
          </table:table-cell>
          <table:table-cell office:value-type="float" office:value="3080.8203" calcext:value-type="float">
            <text:p>3,080.82 </text:p>
          </table:table-cell>
          <table:table-cell office:value-type="float" office:value="9242.4609" calcext:value-type="float">
            <text:p>9,242.46 </text:p>
          </table:table-cell>
          <table:table-cell office:value-type="float" office:value="908.796548672567" calcext:value-type="float">
            <text:p>908.80 </text:p>
          </table:table-cell>
          <table:table-cell office:value-type="float" office:value="23.786444564546" calcext:value-type="float">
            <text:p>23.79 </text:p>
          </table:table-cell>
          <table:table-cell office:value-type="float" office:value="9.83" calcext:value-type="float">
            <text:p>9.83 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2" calcext:value-type="float">
            <text:p>2</text:p>
          </table:table-cell>
          <table:table-cell office:value-type="float" office:value="3509" calcext:value-type="float">
            <text:p>3509</text:p>
          </table:table-cell>
          <table:table-cell office:value-type="string" calcext:value-type="string">
            <text:p>ALERTA AEROPUERTO-D-MA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3.03" calcext:value-type="float">
            <text:p>3.0 </text:p>
          </table:table-cell>
          <table:table-cell office:value-type="float" office:value="9.09" calcext:value-type="float">
            <text:p>9.1 </text:p>
          </table:table-cell>
          <table:table-cell office:value-type="float" office:value="116.04" calcext:value-type="float">
            <text:p>116.0 </text:p>
          </table:table-cell>
          <table:table-cell office:value-type="float" office:value="348.12" calcext:value-type="float">
            <text:p>348.1 </text:p>
          </table:table-cell>
          <table:table-cell office:value-type="float" office:value="299.85" calcext:value-type="float">
            <text:p>299.9 </text:p>
          </table:table-cell>
          <table:table-cell office:value-type="float" office:value="899.55" calcext:value-type="float">
            <text:p>899.6 </text:p>
          </table:table-cell>
          <table:table-cell office:value-type="float" office:value="2947.5255" calcext:value-type="float">
            <text:p>2,947.53 </text:p>
          </table:table-cell>
          <table:table-cell office:value-type="float" office:value="8842.5765" calcext:value-type="float">
            <text:p>8,842.58 </text:p>
          </table:table-cell>
          <table:table-cell office:value-type="float" office:value="972.780693069307" calcext:value-type="float">
            <text:p>972.78 </text:p>
          </table:table-cell>
          <table:table-cell office:value-type="float" office:value="25.4009436401241" calcext:value-type="float">
            <text:p>25.40 </text:p>
          </table:table-cell>
          <table:table-cell office:value-type="float" office:value="9.83" calcext:value-type="float">
            <text:p>9.83 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2" calcext:value-type="float">
            <text:p>2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PUNTO FINAL-D-NO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.98" calcext:value-type="float">
            <text:p>5.0 </text:p>
          </table:table-cell>
          <table:table-cell office:value-type="float" office:value="14.94" calcext:value-type="float">
            <text:p>14.9 </text:p>
          </table:table-cell>
          <table:table-cell office:value-type="float" office:value="190.64" calcext:value-type="float">
            <text:p>190.6 </text:p>
          </table:table-cell>
          <table:table-cell office:value-type="float" office:value="571.92" calcext:value-type="float">
            <text:p>571.9 </text:p>
          </table:table-cell>
          <table:table-cell office:value-type="float" office:value="459.48" calcext:value-type="float">
            <text:p>459.5 </text:p>
          </table:table-cell>
          <table:table-cell office:value-type="float" office:value="1378.44" calcext:value-type="float">
            <text:p>1,378.4 </text:p>
          </table:table-cell>
          <table:table-cell office:value-type="float" office:value="5578.0872" calcext:value-type="float">
            <text:p>5,578.09 </text:p>
          </table:table-cell>
          <table:table-cell office:value-type="float" office:value="16734.2616" calcext:value-type="float">
            <text:p>16,734.26 </text:p>
          </table:table-cell>
          <table:table-cell office:value-type="float" office:value="1120.0978313253" calcext:value-type="float">
            <text:p>1,120.10 </text:p>
          </table:table-cell>
          <table:table-cell office:value-type="float" office:value="29.2597943768359" calcext:value-type="float">
            <text:p>29.26 </text:p>
          </table:table-cell>
          <table:table-cell office:value-type="float" office:value="12.14" calcext:value-type="float">
            <text:p>12.14 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2" calcext:value-type="float">
            <text:p>2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VALGAME DIOS-TA</text:p>
          </table:table-cell>
          <table:table-cell office:value-type="string" calcext:value-type="string">
            <text:p>LMWJV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3.75" calcext:value-type="float">
            <text:p>3.8 </text:p>
          </table:table-cell>
          <table:table-cell office:value-type="float" office:value="33.75" calcext:value-type="float">
            <text:p>33.8 </text:p>
          </table:table-cell>
          <table:table-cell office:value-type="float" office:value="143.4" calcext:value-type="float">
            <text:p>143.4 </text:p>
          </table:table-cell>
          <table:table-cell office:value-type="float" office:value="1290.6" calcext:value-type="float">
            <text:p>1,290.6 </text:p>
          </table:table-cell>
          <table:table-cell office:value-type="float" office:value="263.55" calcext:value-type="float">
            <text:p>263.6 </text:p>
          </table:table-cell>
          <table:table-cell office:value-type="float" office:value="2371.95" calcext:value-type="float">
            <text:p>2,372.0 </text:p>
          </table:table-cell>
          <table:table-cell office:value-type="float" office:value="2590.6965" calcext:value-type="float">
            <text:p>2,590.70 </text:p>
          </table:table-cell>
          <table:table-cell office:value-type="float" office:value="23316.2685" calcext:value-type="float">
            <text:p>23,316.27 </text:p>
          </table:table-cell>
          <table:table-cell office:value-type="float" office:value="690.8524" calcext:value-type="float">
            <text:p>690.85 </text:p>
          </table:table-cell>
          <table:table-cell office:value-type="float" office:value="18.0662238493724" calcext:value-type="float">
            <text:p>18.07 </text:p>
          </table:table-cell>
          <table:table-cell office:value-type="float" office:value="9.83" calcext:value-type="float">
            <text:p>9.83 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2" calcext:value-type="float">
            <text:p>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CASO CERRADO-TA</text:p>
          </table:table-cell>
          <table:table-cell office:value-type="string" calcext:value-type="string">
            <text:p>LMWJ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.04" calcext:value-type="float">
            <text:p>4.0 </text:p>
          </table:table-cell>
          <table:table-cell office:value-type="float" office:value="28.28" calcext:value-type="float">
            <text:p>28.3 </text:p>
          </table:table-cell>
          <table:table-cell office:value-type="float" office:value="154.66" calcext:value-type="float">
            <text:p>154.7 </text:p>
          </table:table-cell>
          <table:table-cell office:value-type="float" office:value="1082.62" calcext:value-type="float">
            <text:p>1,082.6 </text:p>
          </table:table-cell>
          <table:table-cell office:value-type="float" office:value="278.86" calcext:value-type="float">
            <text:p>278.9 </text:p>
          </table:table-cell>
          <table:table-cell office:value-type="float" office:value="1952.02" calcext:value-type="float">
            <text:p>1,952.0 </text:p>
          </table:table-cell>
          <table:table-cell office:value-type="float" office:value="2741.1938" calcext:value-type="float">
            <text:p>2,741.19 </text:p>
          </table:table-cell>
          <table:table-cell office:value-type="float" office:value="19188.3566" calcext:value-type="float">
            <text:p>19,188.36 </text:p>
          </table:table-cell>
          <table:table-cell office:value-type="float" office:value="678.513316831683" calcext:value-type="float">
            <text:p>678.51 </text:p>
          </table:table-cell>
          <table:table-cell office:value-type="float" office:value="17.7239997413682" calcext:value-type="float">
            <text:p>17.72 </text:p>
          </table:table-cell>
          <table:table-cell office:value-type="float" office:value="9.83" calcext:value-type="float">
            <text:p>9.83 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MOR DE FAMILIA-NO</text:p>
          </table:table-cell>
          <table:table-cell office:value-type="string" calcext:value-type="string">
            <text:p>LMWJ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2"/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.43" calcext:value-type="float">
            <text:p>5.4 </text:p>
          </table:table-cell>
          <table:table-cell office:value-type="float" office:value="27.15" calcext:value-type="float">
            <text:p>27.2 </text:p>
          </table:table-cell>
          <table:table-cell office:value-type="float" office:value="207.74" calcext:value-type="float">
            <text:p>207.7 </text:p>
          </table:table-cell>
          <table:table-cell office:value-type="float" office:value="1038.7" calcext:value-type="float">
            <text:p>1,038.7 </text:p>
          </table:table-cell>
          <table:table-cell office:value-type="float" office:value="422.33" calcext:value-type="float">
            <text:p>422.3 </text:p>
          </table:table-cell>
          <table:table-cell office:value-type="float" office:value="2111.65" calcext:value-type="float">
            <text:p>2,111.7 </text:p>
          </table:table-cell>
          <table:table-cell office:value-type="float" office:value="4882.1348" calcext:value-type="float">
            <text:p>4,882.13 </text:p>
          </table:table-cell>
          <table:table-cell office:value-type="float" office:value="24410.674" calcext:value-type="float">
            <text:p>24,410.67 </text:p>
          </table:table-cell>
          <table:table-cell office:value-type="float" office:value="899.104014732965" calcext:value-type="float">
            <text:p>899.10 </text:p>
          </table:table-cell>
          <table:table-cell office:value-type="float" office:value="23.501178396072" calcext:value-type="float">
            <text:p>23.50 </text:p>
          </table:table-cell>
          <table:table-cell office:value-type="float" office:value="11.56" calcext:value-type="float">
            <text:p>11.56 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2" calcext:value-type="float">
            <text:p>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YO SOY-NO</text:p>
          </table:table-cell>
          <table:table-cell office:value-type="string" calcext:value-type="string">
            <text:p>LMWJ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5.91" calcext:value-type="float">
            <text:p>5.9 </text:p>
          </table:table-cell>
          <table:table-cell office:value-type="float" office:value="35.46" calcext:value-type="float">
            <text:p>35.5 </text:p>
          </table:table-cell>
          <table:table-cell office:value-type="float" office:value="225.86" calcext:value-type="float">
            <text:p>225.9 </text:p>
          </table:table-cell>
          <table:table-cell office:value-type="float" office:value="1355.16" calcext:value-type="float">
            <text:p>1,355.2 </text:p>
          </table:table-cell>
          <table:table-cell office:value-type="float" office:value="475.02" calcext:value-type="float">
            <text:p>475.0 </text:p>
          </table:table-cell>
          <table:table-cell office:value-type="float" office:value="2850.12" calcext:value-type="float">
            <text:p>2,850.1 </text:p>
          </table:table-cell>
          <table:table-cell office:value-type="float" office:value="5766.7428" calcext:value-type="float">
            <text:p>5,766.74 </text:p>
          </table:table-cell>
          <table:table-cell office:value-type="float" office:value="34600.4568" calcext:value-type="float">
            <text:p>34,600.46 </text:p>
          </table:table-cell>
          <table:table-cell office:value-type="float" office:value="975.760203045685" calcext:value-type="float">
            <text:p>975.76 </text:p>
          </table:table-cell>
          <table:table-cell office:value-type="float" office:value="25.5323775790313" calcext:value-type="float">
            <text:p>25.53 </text:p>
          </table:table-cell>
          <table:table-cell office:value-type="float" office:value="12.14" calcext:value-type="float">
            <text:p>12.14 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NOCHE DE PATAS-NO</text:p>
          </table:table-cell>
          <table:table-cell office:value-type="string" calcext:value-type="string">
            <text:p>V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.02" calcext:value-type="float">
            <text:p>4.0 </text:p>
          </table:table-cell>
          <table:table-cell office:value-type="float" office:value="16.08" calcext:value-type="float">
            <text:p>16.1 </text:p>
          </table:table-cell>
          <table:table-cell office:value-type="float" office:value="153.7" calcext:value-type="float">
            <text:p>153.7 </text:p>
          </table:table-cell>
          <table:table-cell office:value-type="float" office:value="614.8" calcext:value-type="float">
            <text:p>614.8 </text:p>
          </table:table-cell>
          <table:table-cell office:value-type="float" office:value="320.76" calcext:value-type="float">
            <text:p>320.8 </text:p>
          </table:table-cell>
          <table:table-cell office:value-type="float" office:value="1283.04" calcext:value-type="float">
            <text:p>1,283.0 </text:p>
          </table:table-cell>
          <table:table-cell office:value-type="float" office:value="3707.9856" calcext:value-type="float">
            <text:p>3,707.99 </text:p>
          </table:table-cell>
          <table:table-cell office:value-type="float" office:value="14831.9424" calcext:value-type="float">
            <text:p>14,831.94 </text:p>
          </table:table-cell>
          <table:table-cell office:value-type="float" office:value="922.38447761194" calcext:value-type="float">
            <text:p>922.38 </text:p>
          </table:table-cell>
          <table:table-cell office:value-type="float" office:value="24.1248249837345" calcext:value-type="float">
            <text:p>24.12 </text:p>
          </table:table-cell>
          <table:table-cell office:value-type="float" office:value="11.56" calcext:value-type="float">
            <text:p>11.56 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2" calcext:value-type="float">
            <text:p>2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CONTIGO SELECCION-S-TA</text:p>
          </table:table-cell>
          <table:table-cell office:value-type="string" calcext:value-type="string">
            <text:p>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table:style-name="ce1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 </text:p>
          </table:table-cell>
          <table:table-cell office:value-type="float" office:value="3.64" calcext:value-type="float">
            <text:p>3.6 </text:p>
          </table:table-cell>
          <table:table-cell office:value-type="float" office:value="69.72" calcext:value-type="float">
            <text:p>69.7 </text:p>
          </table:table-cell>
          <table:table-cell office:value-type="float" office:value="139.44" calcext:value-type="float">
            <text:p>139.4 </text:p>
          </table:table-cell>
          <table:table-cell office:value-type="float" office:value="209.51" calcext:value-type="float">
            <text:p>209.5 </text:p>
          </table:table-cell>
          <table:table-cell office:value-type="float" office:value="419.02" calcext:value-type="float">
            <text:p>419.0 </text:p>
          </table:table-cell>
          <table:table-cell office:value-type="float" office:value="2059.4833" calcext:value-type="float">
            <text:p>2,059.48 </text:p>
          </table:table-cell>
          <table:table-cell office:value-type="float" office:value="4118.9666" calcext:value-type="float">
            <text:p>4,118.97 </text:p>
          </table:table-cell>
          <table:table-cell office:value-type="float" office:value="1131.58423076923" calcext:value-type="float">
            <text:p>1,131.58 </text:p>
          </table:table-cell>
          <table:table-cell office:value-type="float" office:value="29.5393473895582" calcext:value-type="float">
            <text:p>29.54 </text:p>
          </table:table-cell>
          <table:table-cell office:value-type="float" office:value="9.83" calcext:value-type="float">
            <text:p>9.83 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2" calcext:value-type="float">
            <text:p>2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EL WASAP DE JB-S-NO</text:p>
          </table:table-cell>
          <table:table-cell office:value-type="string" calcext:value-type="string">
            <text:p>S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.61" calcext:value-type="float">
            <text:p>4.6 </text:p>
          </table:table-cell>
          <table:table-cell office:value-type="float" office:value="9.22" calcext:value-type="float">
            <text:p>9.2 </text:p>
          </table:table-cell>
          <table:table-cell office:value-type="float" office:value="176.36" calcext:value-type="float">
            <text:p>176.4 </text:p>
          </table:table-cell>
          <table:table-cell office:value-type="float" office:value="352.72" calcext:value-type="float">
            <text:p>352.7 </text:p>
          </table:table-cell>
          <table:table-cell office:value-type="float" office:value="398.64" calcext:value-type="float">
            <text:p>398.6 </text:p>
          </table:table-cell>
          <table:table-cell office:value-type="float" office:value="797.28" calcext:value-type="float">
            <text:p>797.3 </text:p>
          </table:table-cell>
          <table:table-cell office:value-type="float" office:value="4608.2784" calcext:value-type="float">
            <text:p>4,608.28 </text:p>
          </table:table-cell>
          <table:table-cell office:value-type="float" office:value="9216.5568" calcext:value-type="float">
            <text:p>9,216.56 </text:p>
          </table:table-cell>
          <table:table-cell office:value-type="float" office:value="999.626550976139" calcext:value-type="float">
            <text:p>999.63 </text:p>
          </table:table-cell>
          <table:table-cell office:value-type="float" office:value="26.129952370152" calcext:value-type="float">
            <text:p>26.13 </text:p>
          </table:table-cell>
          <table:table-cell office:value-type="float" office:value="11.56" calcext:value-type="float">
            <text:p>11.56 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2" calcext:value-type="float">
            <text:p>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EL VALOR DE LA VERDAD-S-NO</text:p>
          </table:table-cell>
          <table:table-cell office:value-type="string" calcext:value-type="string">
            <text:p>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11"/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6.18" calcext:value-type="float">
            <text:p>6.2 </text:p>
          </table:table-cell>
          <table:table-cell office:value-type="float" office:value="12.36" calcext:value-type="float">
            <text:p>12.4 </text:p>
          </table:table-cell>
          <table:table-cell office:value-type="float" office:value="236.24" calcext:value-type="float">
            <text:p>236.2 </text:p>
          </table:table-cell>
          <table:table-cell office:value-type="float" office:value="472.48" calcext:value-type="float">
            <text:p>472.5 </text:p>
          </table:table-cell>
          <table:table-cell office:value-type="float" office:value="529.24" calcext:value-type="float">
            <text:p>529.2 </text:p>
          </table:table-cell>
          <table:table-cell office:value-type="float" office:value="1058.48" calcext:value-type="float">
            <text:p>1,058.5 </text:p>
          </table:table-cell>
          <table:table-cell office:value-type="float" office:value="6424.9736" calcext:value-type="float">
            <text:p>6,424.97 </text:p>
          </table:table-cell>
          <table:table-cell office:value-type="float" office:value="12849.9472" calcext:value-type="float">
            <text:p>12,849.95 </text:p>
          </table:table-cell>
          <table:table-cell office:value-type="float" office:value="1039.63974110032" calcext:value-type="float">
            <text:p>1,039.64 </text:p>
          </table:table-cell>
          <table:table-cell office:value-type="float" office:value="27.196806637318" calcext:value-type="float">
            <text:p>27.20 </text:p>
          </table:table-cell>
          <table:table-cell office:value-type="float" office:value="12.14" calcext:value-type="float">
            <text:p>12.14 </text:p>
          </table:table-cell>
          <table:table-cell/>
        </table:table-row>
      </table:table>
      <table:named-expressions>
        <table:named-expression table:name="CANAL02" table:base-cell-address="$Hoja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loext:text> 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S/.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S/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1" loext:min-decimal-places="1" number:min-integer-digits="1" number:grouping="true"/>
      <number:text> </number:text>
    </number:number-style>
    <number:number-style style:name="N11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" loext:min-decimal-places="1" number:min-integer-digits="1" number:grouping="true"/>
    </number:number-style>
    <number:number-style style:name="N119P0" style:volatile="true">
      <number:number number:decimal-places="1" loext:min-decimal-places="1" number:min-integer-digits="1" number:grouping="true"/>
    </number:number-style>
    <number:number-style style:name="N119">
      <number:text>-</number:text>
      <number:number number:decimal-places="1" loext:min-decimal-places="1" number:min-integer-digits="1" number:grouping="true"/>
      <style:map style:condition="value()&gt;=0" style:apply-style-name="N119P0"/>
    </number:number-style>
    <number:number-style style:name="N120P0" style:volatile="true">
      <number:number number:decimal-places="9" loext:min-decimal-places="9" number:min-integer-digits="1" number:grouping="true"/>
      <number:text> </number:text>
    </number:number-style>
    <number:number-style style:name="N120">
      <number:text>-</number:text>
      <number:number number:decimal-places="9" loext:min-decimal-places="9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lt;=1.79769313486232E+308" style:apply-style-name="N122P0"/>
    </number:text-style>
    <number:number-style style:name="N123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3P1" style:volatile="true"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3" loext:min-decimal-places="3" number:min-integer-digits="1" number:grouping="true"/>
    </number:number-style>
    <number:number-style style:name="N10107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7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09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0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PE">
      <number:day number:style="long"/>
      <number:text>-</number:text>
      <number:month number:textual="true"/>
    </number:date-style>
    <number:date-style style:name="N10113" number:language="es" number:country="PE">
      <number:month number:textual="true"/>
      <number:text>-</number:text>
      <number:year/>
    </number:date-style>
    <number:date-style style:name="N10114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PE">
      <number:number number:decimal-places="0" loext:min-decimal-places="0" number:min-integer-digits="1" number:grouping="true"/>
    </number:number-style>
    <number:number-style style:name="N10115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PE">
      <number:number number:decimal-places="0" loext:min-decimal-places="0" number:min-integer-digits="1" number:grouping="true"/>
    </number:number-style>
    <number:number-style style:name="N10116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PE">
      <number:number number:decimal-places="2" loext:min-decimal-places="2" number:min-integer-digits="1" number:grouping="true"/>
    </number:number-style>
    <number:number-style style:name="N10117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2" loext:min-decimal-places="2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P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PE">
      <loext:fill-character> </loext:fill-character>
      <number:text>- </number:text>
    </number:number-style>
    <number:text-style style:name="N10119" number:language="es" number:country="PE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es" number:country="PE">
      <loext:text> S/. </loext:text>
      <loext:fill-character> </loext:fill-character>
      <number:text>- </number:text>
    </number:number-style>
    <number:text-style style:name="N10120" number:language="es" number:country="PE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PE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iscocho_20_Chocoton_20_2_20_2" style:display-name="Normal_biscocho Chocoton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9:49:38.754457355</meta:creation-date>
    <dc:date>2019-09-04T09:54:13.992586333</dc:date>
    <meta:editing-duration>PT4M35S</meta:editing-duration>
    <meta:editing-cycles>1</meta:editing-cycles>
    <meta:document-statistic meta:table-count="1" meta:cell-count="282" meta:object-count="0"/>
    <meta:generator>LibreOffice/5.1.6.2$Linux_X86_64 LibreOffice_project/10m0$Build-2</meta:generator>
  </office:meta>
</office:document-meta>
</file>